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opacity="5%" draw:textarea-horizontal-align="justify" draw:textarea-vertical-align="middle" draw:auto-grow-height="false" draw:shadow-opacity="5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2pt" fo:text-shadow="none" style:font-size-asian="42pt" style:font-size-complex="42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18pt" fo:font-weight="bold" style:font-weight-asian="bold" style:font-weight-complex="bold"/>
    </style:style>
    <style:style style:name="P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42pt" fo:text-shadow="none" style:font-size-asian="42pt" style:font-size-complex="4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 fo:font-weight="bold" style:font-size-asian="24pt" style:font-weight-asian="bold" style:font-size-complex="24pt" style:font-weight-complex="bold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.94cm" svg:height="3.81cm" svg:x="1cm" svg:y="2.905cm">
          <text:p text:style-name="P1"><text:span text:style-name="T1">Animal Abuse Industries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draw:layer="layout" svg:width="25.94cm" svg:height="3.81cm" svg:x="1cm" svg:y="2.905cm">
          <text:p text:style-name="P1"><text:span text:style-name="T1">Animal Abuse Industri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3.875cm" svg:x="10.775cm" svg:y="6.728cm">
          <text:p text:style-name="P1"><text:span text:style-name="T2">M</text:span></text:p>
          <text:p text:style-name="P1"><text:span text:style-name="T2">a</text:span></text:p>
          <text:p text:style-name="P1"><text:span text:style-name="T2">t</text:span></text:p>
          <text:p text:style-name="P1"><text:span text:style-name="T2">e</text:span></text:p>
          <text:p text:style-name="P1"><text:span text:style-name="T2">r</text:span></text:p>
          <text:p text:style-name="P1"><text:span text:style-name="T2">i</text:span></text:p>
          <text:p text:style-name="P1"><text:span text:style-name="T2">a</text:span></text:p>
          <text:p text:style-name="P1"><text:span text:style-name="T2">l</text:span></text:p>
          <text:p text:style-name="P1"><text:span text:style-name="T2"/></text:p>
          <text:p text:style-name="P1"><text:span text:style-name="T2">R</text:span></text:p>
          <text:p text:style-name="P1"><text:span text:style-name="T2">e</text:span></text:p>
          <text:p text:style-name="P1"><text:span text:style-name="T2">s</text:span></text:p>
          <text:p text:style-name="P1"><text:span text:style-name="T2">o</text:span></text:p>
          <text:p text:style-name="P1"><text:span text:style-name="T2">u</text:span></text:p>
          <text:p text:style-name="P1"><text:span text:style-name="T2">r</text:span></text:p>
          <text:p text:style-name="P1"><text:span text:style-name="T2">c</text:span></text:p>
          <text:p text:style-name="P1"><text:span text:style-name="T2">e</text:span></text:p>
          <text:p text:style-name="P1"><text:span text:style-name="T2">s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2" draw:layer="layout" svg:width="25.94cm" svg:height="3.81cm" svg:x="1cm" svg:y="2.905cm">
          <text:p text:style-name="P1"><text:span text:style-name="T1">Animal Abuse Industri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3.875cm" svg:x="10.775cm" svg:y="6.727cm">
          <text:p text:style-name="P1"><text:span text:style-name="T2">M</text:span></text:p>
          <text:p text:style-name="P1"><text:span text:style-name="T2">a</text:span></text:p>
          <text:p text:style-name="P1"><text:span text:style-name="T2">t</text:span></text:p>
          <text:p text:style-name="P1"><text:span text:style-name="T2">e</text:span></text:p>
          <text:p text:style-name="P1"><text:span text:style-name="T2">r</text:span></text:p>
          <text:p text:style-name="P1"><text:span text:style-name="T2">i</text:span></text:p>
          <text:p text:style-name="P1"><text:span text:style-name="T2">a</text:span></text:p>
          <text:p text:style-name="P1"><text:span text:style-name="T2">l</text:span></text:p>
          <text:p text:style-name="P1"><text:span text:style-name="T2"/></text:p>
          <text:p text:style-name="P1"><text:span text:style-name="T2">R</text:span></text:p>
          <text:p text:style-name="P1"><text:span text:style-name="T2">e</text:span></text:p>
          <text:p text:style-name="P1"><text:span text:style-name="T2">s</text:span></text:p>
          <text:p text:style-name="P1"><text:span text:style-name="T2">o</text:span></text:p>
          <text:p text:style-name="P1"><text:span text:style-name="T2">u</text:span></text:p>
          <text:p text:style-name="P1"><text:span text:style-name="T2">r</text:span></text:p>
          <text:p text:style-name="P1"><text:span text:style-name="T2">c</text:span></text:p>
          <text:p text:style-name="P1"><text:span text:style-name="T2">e</text:span></text:p>
          <text:p text:style-name="P1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3.875cm" svg:x="14.775cm" svg:y="6.724cm">
          <text:p text:style-name="P1"><text:span text:style-name="T2">A</text:span></text:p>
          <text:p text:style-name="P1"><text:span text:style-name="T2">u</text:span></text:p>
          <text:p text:style-name="P1"><text:span text:style-name="T2">t</text:span></text:p>
          <text:p text:style-name="P1"><text:span text:style-name="T2">h</text:span></text:p>
          <text:p text:style-name="P1"><text:span text:style-name="T2">o</text:span></text:p>
          <text:p text:style-name="P1"><text:span text:style-name="T2">r</text:span></text:p>
          <text:p text:style-name="P1"><text:span text:style-name="T2">i</text:span></text:p>
          <text:p text:style-name="P1"><text:span text:style-name="T2">t</text:span></text:p>
          <text:p text:style-name="P1"><text:span text:style-name="T2">y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2" draw:layer="layout" svg:width="25.94cm" svg:height="3.81cm" svg:x="1cm" svg:y="2.905cm">
          <text:p text:style-name="P1"><text:span text:style-name="T1">Animal Abuse Industri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3.875cm" svg:x="10.775cm" svg:y="6.727cm">
          <text:p text:style-name="P1"><text:span text:style-name="T2">M</text:span></text:p>
          <text:p text:style-name="P1"><text:span text:style-name="T2">a</text:span></text:p>
          <text:p text:style-name="P1"><text:span text:style-name="T2">t</text:span></text:p>
          <text:p text:style-name="P1"><text:span text:style-name="T2">e</text:span></text:p>
          <text:p text:style-name="P1"><text:span text:style-name="T2">r</text:span></text:p>
          <text:p text:style-name="P1"><text:span text:style-name="T2">i</text:span></text:p>
          <text:p text:style-name="P1"><text:span text:style-name="T2">a</text:span></text:p>
          <text:p text:style-name="P1"><text:span text:style-name="T2">l</text:span></text:p>
          <text:p text:style-name="P1"><text:span text:style-name="T2"/></text:p>
          <text:p text:style-name="P1"><text:span text:style-name="T2">R</text:span></text:p>
          <text:p text:style-name="P1"><text:span text:style-name="T2">e</text:span></text:p>
          <text:p text:style-name="P1"><text:span text:style-name="T2">s</text:span></text:p>
          <text:p text:style-name="P1"><text:span text:style-name="T2">o</text:span></text:p>
          <text:p text:style-name="P1"><text:span text:style-name="T2">u</text:span></text:p>
          <text:p text:style-name="P1"><text:span text:style-name="T2">r</text:span></text:p>
          <text:p text:style-name="P1"><text:span text:style-name="T2">c</text:span></text:p>
          <text:p text:style-name="P1"><text:span text:style-name="T2">e</text:span></text:p>
          <text:p text:style-name="P1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3.875cm" svg:x="6.775cm" svg:y="6.728cm">
          <text:p text:style-name="P1"><text:span text:style-name="T2">H</text:span></text:p>
          <text:p text:style-name="P1"><text:span text:style-name="T2">u</text:span></text:p>
          <text:p text:style-name="P1"><text:span text:style-name="T2">m</text:span></text:p>
          <text:p text:style-name="P1"><text:span text:style-name="T2">a</text:span></text:p>
          <text:p text:style-name="P1"><text:span text:style-name="T2">n</text:span></text:p>
          <text:p text:style-name="P1"><text:span text:style-name="T2"/></text:p>
          <text:p text:style-name="P1"><text:span text:style-name="T2">R</text:span></text:p>
          <text:p text:style-name="P1"><text:span text:style-name="T2">e</text:span></text:p>
          <text:p text:style-name="P1"><text:span text:style-name="T2">s</text:span></text:p>
          <text:p text:style-name="P1"><text:span text:style-name="T2">o</text:span></text:p>
          <text:p text:style-name="P1"><text:span text:style-name="T2">u</text:span></text:p>
          <text:p text:style-name="P1"><text:span text:style-name="T2">r</text:span></text:p>
          <text:p text:style-name="P1"><text:span text:style-name="T2">c</text:span></text:p>
          <text:p text:style-name="P1"><text:span text:style-name="T2">e</text:span></text:p>
          <text:p text:style-name="P1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3.875cm" svg:x="14.775cm" svg:y="6.724cm">
          <text:p text:style-name="P1"><text:span text:style-name="T2">A</text:span></text:p>
          <text:p text:style-name="P1"><text:span text:style-name="T2">u</text:span></text:p>
          <text:p text:style-name="P1"><text:span text:style-name="T2">t</text:span></text:p>
          <text:p text:style-name="P1"><text:span text:style-name="T2">h</text:span></text:p>
          <text:p text:style-name="P1"><text:span text:style-name="T2">o</text:span></text:p>
          <text:p text:style-name="P1"><text:span text:style-name="T2">r</text:span></text:p>
          <text:p text:style-name="P1"><text:span text:style-name="T2">i</text:span></text:p>
          <text:p text:style-name="P1"><text:span text:style-name="T2">t</text:span></text:p>
          <text:p text:style-name="P1"><text:span text:style-name="T2">y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" draw:text-style-name="P2" draw:layer="layout" svg:width="25.94cm" svg:height="3.81cm" svg:x="1cm" svg:y="2.905cm">
          <text:p text:style-name="P1"><text:span text:style-name="T1">Animal Abuse Industri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3.875cm" svg:x="10.775cm" svg:y="6.726cm">
          <text:p text:style-name="P1"><text:span text:style-name="T2">M</text:span></text:p>
          <text:p text:style-name="P1"><text:span text:style-name="T2">a</text:span></text:p>
          <text:p text:style-name="P1"><text:span text:style-name="T2">t</text:span></text:p>
          <text:p text:style-name="P1"><text:span text:style-name="T2">e</text:span></text:p>
          <text:p text:style-name="P1"><text:span text:style-name="T2">r</text:span></text:p>
          <text:p text:style-name="P1"><text:span text:style-name="T2">i</text:span></text:p>
          <text:p text:style-name="P1"><text:span text:style-name="T2">a</text:span></text:p>
          <text:p text:style-name="P1"><text:span text:style-name="T2">l</text:span></text:p>
          <text:p text:style-name="P1"><text:span text:style-name="T2"/></text:p>
          <text:p text:style-name="P1"><text:span text:style-name="T2">R</text:span></text:p>
          <text:p text:style-name="P1"><text:span text:style-name="T2">e</text:span></text:p>
          <text:p text:style-name="P1"><text:span text:style-name="T2">s</text:span></text:p>
          <text:p text:style-name="P1"><text:span text:style-name="T2">o</text:span></text:p>
          <text:p text:style-name="P1"><text:span text:style-name="T2">u</text:span></text:p>
          <text:p text:style-name="P1"><text:span text:style-name="T2">r</text:span></text:p>
          <text:p text:style-name="P1"><text:span text:style-name="T2">c</text:span></text:p>
          <text:p text:style-name="P1"><text:span text:style-name="T2">e</text:span></text:p>
          <text:p text:style-name="P1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3.875cm" svg:x="6.775cm" svg:y="6.727cm">
          <text:p text:style-name="P1"><text:span text:style-name="T2">H</text:span></text:p>
          <text:p text:style-name="P1"><text:span text:style-name="T2">u</text:span></text:p>
          <text:p text:style-name="P1"><text:span text:style-name="T2">m</text:span></text:p>
          <text:p text:style-name="P1"><text:span text:style-name="T2">a</text:span></text:p>
          <text:p text:style-name="P1"><text:span text:style-name="T2">n</text:span></text:p>
          <text:p text:style-name="P1"><text:span text:style-name="T2"/></text:p>
          <text:p text:style-name="P1"><text:span text:style-name="T2">R</text:span></text:p>
          <text:p text:style-name="P1"><text:span text:style-name="T2">e</text:span></text:p>
          <text:p text:style-name="P1"><text:span text:style-name="T2">s</text:span></text:p>
          <text:p text:style-name="P1"><text:span text:style-name="T2">o</text:span></text:p>
          <text:p text:style-name="P1"><text:span text:style-name="T2">u</text:span></text:p>
          <text:p text:style-name="P1"><text:span text:style-name="T2">r</text:span></text:p>
          <text:p text:style-name="P1"><text:span text:style-name="T2">c</text:span></text:p>
          <text:p text:style-name="P1"><text:span text:style-name="T2">e</text:span></text:p>
          <text:p text:style-name="P1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3.875cm" svg:x="18.775cm" svg:y="6.724cm">
          <text:p text:style-name="P1"><text:span text:style-name="T2">S</text:span></text:p>
          <text:p text:style-name="P1"><text:span text:style-name="T2">k</text:span></text:p>
          <text:p text:style-name="P1"><text:span text:style-name="T2">i</text:span></text:p>
          <text:p text:style-name="P1"><text:span text:style-name="T2">l</text:span></text:p>
          <text:p text:style-name="P1"><text:span text:style-name="T2">l</text:span></text:p>
          <text:p text:style-name="P1"><text:span text:style-name="T2">s</text:span></text:p>
          <text:p text:style-name="P1"><text:span text:style-name="T2"/></text:p>
          <text:p text:style-name="P1"><text:span text:style-name="T2">&amp;</text:span></text:p>
          <text:p text:style-name="P1"><text:span text:style-name="T2"/></text:p>
          <text:p text:style-name="P1"><text:span text:style-name="T2">K</text:span></text:p>
          <text:p text:style-name="P1"><text:span text:style-name="T2">n</text:span></text:p>
          <text:p text:style-name="P1"><text:span text:style-name="T2">o</text:span></text:p>
          <text:p text:style-name="P1"><text:span text:style-name="T2">w</text:span></text:p>
          <text:p text:style-name="P1"><text:span text:style-name="T2">l</text:span></text:p>
          <text:p text:style-name="P1"><text:span text:style-name="T2">e</text:span></text:p>
          <text:p text:style-name="P1"><text:span text:style-name="T2">d</text:span></text:p>
          <text:p text:style-name="P1"><text:span text:style-name="T2">g</text:span></text:p>
          <text:p text:style-name="P1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3.875cm" svg:x="14.775cm" svg:y="6.723cm">
          <text:p text:style-name="P1"><text:span text:style-name="T2">A</text:span></text:p>
          <text:p text:style-name="P1"><text:span text:style-name="T2">u</text:span></text:p>
          <text:p text:style-name="P1"><text:span text:style-name="T2">t</text:span></text:p>
          <text:p text:style-name="P1"><text:span text:style-name="T2">h</text:span></text:p>
          <text:p text:style-name="P1"><text:span text:style-name="T2">o</text:span></text:p>
          <text:p text:style-name="P1"><text:span text:style-name="T2">r</text:span></text:p>
          <text:p text:style-name="P1"><text:span text:style-name="T2">i</text:span></text:p>
          <text:p text:style-name="P1"><text:span text:style-name="T2">t</text:span></text:p>
          <text:p text:style-name="P1"><text:span text:style-name="T2">y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1" draw:text-style-name="P2" draw:layer="layout" svg:width="25.94cm" svg:height="3.81cm" svg:x="1cm" svg:y="2.905cm">
          <text:p text:style-name="P1"><text:span text:style-name="T1">Animal Abuse Industri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3.875cm" svg:x="10.775cm" svg:y="6.725cm">
          <text:p text:style-name="P1"><text:span text:style-name="T2">M</text:span></text:p>
          <text:p text:style-name="P1"><text:span text:style-name="T2">a</text:span></text:p>
          <text:p text:style-name="P1"><text:span text:style-name="T2">t</text:span></text:p>
          <text:p text:style-name="P1"><text:span text:style-name="T2">e</text:span></text:p>
          <text:p text:style-name="P1"><text:span text:style-name="T2">r</text:span></text:p>
          <text:p text:style-name="P1"><text:span text:style-name="T2">i</text:span></text:p>
          <text:p text:style-name="P1"><text:span text:style-name="T2">a</text:span></text:p>
          <text:p text:style-name="P1"><text:span text:style-name="T2">l</text:span></text:p>
          <text:p text:style-name="P1"><text:span text:style-name="T2"/></text:p>
          <text:p text:style-name="P1"><text:span text:style-name="T2">R</text:span></text:p>
          <text:p text:style-name="P1"><text:span text:style-name="T2">e</text:span></text:p>
          <text:p text:style-name="P1"><text:span text:style-name="T2">s</text:span></text:p>
          <text:p text:style-name="P1"><text:span text:style-name="T2">o</text:span></text:p>
          <text:p text:style-name="P1"><text:span text:style-name="T2">u</text:span></text:p>
          <text:p text:style-name="P1"><text:span text:style-name="T2">r</text:span></text:p>
          <text:p text:style-name="P1"><text:span text:style-name="T2">c</text:span></text:p>
          <text:p text:style-name="P1"><text:span text:style-name="T2">e</text:span></text:p>
          <text:p text:style-name="P1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3.875cm" svg:x="6.775cm" svg:y="6.726cm">
          <text:p text:style-name="P1"><text:span text:style-name="T2">H</text:span></text:p>
          <text:p text:style-name="P1"><text:span text:style-name="T2">u</text:span></text:p>
          <text:p text:style-name="P1"><text:span text:style-name="T2">m</text:span></text:p>
          <text:p text:style-name="P1"><text:span text:style-name="T2">a</text:span></text:p>
          <text:p text:style-name="P1"><text:span text:style-name="T2">n</text:span></text:p>
          <text:p text:style-name="P1"><text:span text:style-name="T2"/></text:p>
          <text:p text:style-name="P1"><text:span text:style-name="T2">R</text:span></text:p>
          <text:p text:style-name="P1"><text:span text:style-name="T2">e</text:span></text:p>
          <text:p text:style-name="P1"><text:span text:style-name="T2">s</text:span></text:p>
          <text:p text:style-name="P1"><text:span text:style-name="T2">o</text:span></text:p>
          <text:p text:style-name="P1"><text:span text:style-name="T2">u</text:span></text:p>
          <text:p text:style-name="P1"><text:span text:style-name="T2">r</text:span></text:p>
          <text:p text:style-name="P1"><text:span text:style-name="T2">c</text:span></text:p>
          <text:p text:style-name="P1"><text:span text:style-name="T2">e</text:span></text:p>
          <text:p text:style-name="P1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3.875cm" svg:x="18.775cm" svg:y="6.723cm">
          <text:p text:style-name="P1"><text:span text:style-name="T2">S</text:span></text:p>
          <text:p text:style-name="P1"><text:span text:style-name="T2">k</text:span></text:p>
          <text:p text:style-name="P1"><text:span text:style-name="T2">i</text:span></text:p>
          <text:p text:style-name="P1"><text:span text:style-name="T2">l</text:span></text:p>
          <text:p text:style-name="P1"><text:span text:style-name="T2">l</text:span></text:p>
          <text:p text:style-name="P1"><text:span text:style-name="T2">s</text:span></text:p>
          <text:p text:style-name="P1"><text:span text:style-name="T2"/></text:p>
          <text:p text:style-name="P1"><text:span text:style-name="T2">&amp;</text:span></text:p>
          <text:p text:style-name="P1"><text:span text:style-name="T2"/></text:p>
          <text:p text:style-name="P1"><text:span text:style-name="T2">K</text:span></text:p>
          <text:p text:style-name="P1"><text:span text:style-name="T2">n</text:span></text:p>
          <text:p text:style-name="P1"><text:span text:style-name="T2">o</text:span></text:p>
          <text:p text:style-name="P1"><text:span text:style-name="T2">w</text:span></text:p>
          <text:p text:style-name="P1"><text:span text:style-name="T2">l</text:span></text:p>
          <text:p text:style-name="P1"><text:span text:style-name="T2">e</text:span></text:p>
          <text:p text:style-name="P1"><text:span text:style-name="T2">d</text:span></text:p>
          <text:p text:style-name="P1"><text:span text:style-name="T2">g</text:span></text:p>
          <text:p text:style-name="P1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3.875cm" svg:x="14.775cm" svg:y="6.722cm">
          <text:p text:style-name="P1"><text:span text:style-name="T2">A</text:span></text:p>
          <text:p text:style-name="P1"><text:span text:style-name="T2">u</text:span></text:p>
          <text:p text:style-name="P1"><text:span text:style-name="T2">t</text:span></text:p>
          <text:p text:style-name="P1"><text:span text:style-name="T2">h</text:span></text:p>
          <text:p text:style-name="P1"><text:span text:style-name="T2">o</text:span></text:p>
          <text:p text:style-name="P1"><text:span text:style-name="T2">r</text:span></text:p>
          <text:p text:style-name="P1"><text:span text:style-name="T2">i</text:span></text:p>
          <text:p text:style-name="P1"><text:span text:style-name="T2">t</text:span></text:p>
          <text:p text:style-name="P1"><text:span text:style-name="T2">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3.875cm" svg:x="2.775cm" svg:y="6.727cm">
          <text:p text:style-name="P1"><text:span text:style-name="T2">I</text:span></text:p>
          <text:p text:style-name="P1"><text:span text:style-name="T2">n</text:span></text:p>
          <text:p text:style-name="P1"><text:span text:style-name="T2">t</text:span></text:p>
          <text:p text:style-name="P1"><text:span text:style-name="T2">a</text:span></text:p>
          <text:p text:style-name="P1"><text:span text:style-name="T2">n</text:span></text:p>
          <text:p text:style-name="P1"><text:span text:style-name="T2">g</text:span></text:p>
          <text:p text:style-name="P1"><text:span text:style-name="T2">i</text:span></text:p>
          <text:p text:style-name="P1"><text:span text:style-name="T2">b</text:span></text:p>
          <text:p text:style-name="P1"><text:span text:style-name="T2">l</text:span></text:p>
          <text:p text:style-name="P1"><text:span text:style-name="T2">e</text:span></text:p>
          <text:p text:style-name="P1"><text:span text:style-name="T2"/></text:p>
          <text:p text:style-name="P1"><text:span text:style-name="T2">F</text:span></text:p>
          <text:p text:style-name="P1"><text:span text:style-name="T2">a</text:span></text:p>
          <text:p text:style-name="P1"><text:span text:style-name="T2">c</text:span></text:p>
          <text:p text:style-name="P1"><text:span text:style-name="T2">t</text:span></text:p>
          <text:p text:style-name="P1"><text:span text:style-name="T2">o</text:span></text:p>
          <text:p text:style-name="P1"><text:span text:style-name="T2">r</text:span></text:p>
          <text:p text:style-name="P1"><text:span text:style-name="T2">s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1" draw:text-style-name="P2" draw:layer="layout" svg:width="25.94cm" svg:height="3.81cm" svg:x="1cm" svg:y="2.905cm">
          <text:p text:style-name="P1"><text:span text:style-name="T1">Animal Abuse Industri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3.875cm" svg:x="10.775cm" svg:y="6.724cm">
          <text:p text:style-name="P1"><text:span text:style-name="T2">M</text:span></text:p>
          <text:p text:style-name="P1"><text:span text:style-name="T2">a</text:span></text:p>
          <text:p text:style-name="P1"><text:span text:style-name="T2">t</text:span></text:p>
          <text:p text:style-name="P1"><text:span text:style-name="T2">e</text:span></text:p>
          <text:p text:style-name="P1"><text:span text:style-name="T2">r</text:span></text:p>
          <text:p text:style-name="P1"><text:span text:style-name="T2">i</text:span></text:p>
          <text:p text:style-name="P1"><text:span text:style-name="T2">a</text:span></text:p>
          <text:p text:style-name="P1"><text:span text:style-name="T2">l</text:span></text:p>
          <text:p text:style-name="P1"><text:span text:style-name="T2"/></text:p>
          <text:p text:style-name="P1"><text:span text:style-name="T2">R</text:span></text:p>
          <text:p text:style-name="P1"><text:span text:style-name="T2">e</text:span></text:p>
          <text:p text:style-name="P1"><text:span text:style-name="T2">s</text:span></text:p>
          <text:p text:style-name="P1"><text:span text:style-name="T2">o</text:span></text:p>
          <text:p text:style-name="P1"><text:span text:style-name="T2">u</text:span></text:p>
          <text:p text:style-name="P1"><text:span text:style-name="T2">r</text:span></text:p>
          <text:p text:style-name="P1"><text:span text:style-name="T2">c</text:span></text:p>
          <text:p text:style-name="P1"><text:span text:style-name="T2">e</text:span></text:p>
          <text:p text:style-name="P1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3.875cm" svg:x="6.775cm" svg:y="6.725cm">
          <text:p text:style-name="P1"><text:span text:style-name="T2">H</text:span></text:p>
          <text:p text:style-name="P1"><text:span text:style-name="T2">u</text:span></text:p>
          <text:p text:style-name="P1"><text:span text:style-name="T2">m</text:span></text:p>
          <text:p text:style-name="P1"><text:span text:style-name="T2">a</text:span></text:p>
          <text:p text:style-name="P1"><text:span text:style-name="T2">n</text:span></text:p>
          <text:p text:style-name="P1"><text:span text:style-name="T2"/></text:p>
          <text:p text:style-name="P1"><text:span text:style-name="T2">R</text:span></text:p>
          <text:p text:style-name="P1"><text:span text:style-name="T2">e</text:span></text:p>
          <text:p text:style-name="P1"><text:span text:style-name="T2">s</text:span></text:p>
          <text:p text:style-name="P1"><text:span text:style-name="T2">o</text:span></text:p>
          <text:p text:style-name="P1"><text:span text:style-name="T2">u</text:span></text:p>
          <text:p text:style-name="P1"><text:span text:style-name="T2">r</text:span></text:p>
          <text:p text:style-name="P1"><text:span text:style-name="T2">c</text:span></text:p>
          <text:p text:style-name="P1"><text:span text:style-name="T2">e</text:span></text:p>
          <text:p text:style-name="P1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3.875cm" svg:x="2.775cm" svg:y="6.726cm">
          <text:p text:style-name="P1"><text:span text:style-name="T2">I</text:span></text:p>
          <text:p text:style-name="P1"><text:span text:style-name="T2">n</text:span></text:p>
          <text:p text:style-name="P1"><text:span text:style-name="T2">t</text:span></text:p>
          <text:p text:style-name="P1"><text:span text:style-name="T2">a</text:span></text:p>
          <text:p text:style-name="P1"><text:span text:style-name="T2">n</text:span></text:p>
          <text:p text:style-name="P1"><text:span text:style-name="T2">g</text:span></text:p>
          <text:p text:style-name="P1"><text:span text:style-name="T2">i</text:span></text:p>
          <text:p text:style-name="P1"><text:span text:style-name="T2">b</text:span></text:p>
          <text:p text:style-name="P1"><text:span text:style-name="T2">l</text:span></text:p>
          <text:p text:style-name="P1"><text:span text:style-name="T2">e</text:span></text:p>
          <text:p text:style-name="P1"><text:span text:style-name="T2"/></text:p>
          <text:p text:style-name="P1"><text:span text:style-name="T2">F</text:span></text:p>
          <text:p text:style-name="P1"><text:span text:style-name="T2">a</text:span></text:p>
          <text:p text:style-name="P1"><text:span text:style-name="T2">c</text:span></text:p>
          <text:p text:style-name="P1"><text:span text:style-name="T2">t</text:span></text:p>
          <text:p text:style-name="P1"><text:span text:style-name="T2">o</text:span></text:p>
          <text:p text:style-name="P1"><text:span text:style-name="T2">r</text:span></text:p>
          <text:p text:style-name="P1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3.875cm" svg:x="22.775cm" svg:y="6.724cm">
          <text:p text:style-name="P1"><text:span text:style-name="T2">S</text:span></text:p>
          <text:p text:style-name="P1"><text:span text:style-name="T2">a</text:span></text:p>
          <text:p text:style-name="P1"><text:span text:style-name="T2">n</text:span></text:p>
          <text:p text:style-name="P1"><text:span text:style-name="T2">c</text:span></text:p>
          <text:p text:style-name="P1"><text:span text:style-name="T2">t</text:span></text:p>
          <text:p text:style-name="P1"><text:span text:style-name="T2">i</text:span></text:p>
          <text:p text:style-name="P1"><text:span text:style-name="T2">o</text:span></text:p>
          <text:p text:style-name="P1"><text:span text:style-name="T2">n</text:span></text:p>
          <text:p text:style-name="P1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3.875cm" svg:x="18.775cm" svg:y="6.722cm">
          <text:p text:style-name="P1"><text:span text:style-name="T2">S</text:span></text:p>
          <text:p text:style-name="P1"><text:span text:style-name="T2">k</text:span></text:p>
          <text:p text:style-name="P1"><text:span text:style-name="T2">i</text:span></text:p>
          <text:p text:style-name="P1"><text:span text:style-name="T2">l</text:span></text:p>
          <text:p text:style-name="P1"><text:span text:style-name="T2">l</text:span></text:p>
          <text:p text:style-name="P1"><text:span text:style-name="T2">s</text:span></text:p>
          <text:p text:style-name="P1"><text:span text:style-name="T2"/></text:p>
          <text:p text:style-name="P1"><text:span text:style-name="T2">&amp;</text:span></text:p>
          <text:p text:style-name="P1"><text:span text:style-name="T2"/></text:p>
          <text:p text:style-name="P1"><text:span text:style-name="T2">K</text:span></text:p>
          <text:p text:style-name="P1"><text:span text:style-name="T2">n</text:span></text:p>
          <text:p text:style-name="P1"><text:span text:style-name="T2">o</text:span></text:p>
          <text:p text:style-name="P1"><text:span text:style-name="T2">w</text:span></text:p>
          <text:p text:style-name="P1"><text:span text:style-name="T2">l</text:span></text:p>
          <text:p text:style-name="P1"><text:span text:style-name="T2">e</text:span></text:p>
          <text:p text:style-name="P1"><text:span text:style-name="T2">d</text:span></text:p>
          <text:p text:style-name="P1"><text:span text:style-name="T2">g</text:span></text:p>
          <text:p text:style-name="P1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3.875cm" svg:x="14.775cm" svg:y="6.721cm">
          <text:p text:style-name="P1"><text:span text:style-name="T2">A</text:span></text:p>
          <text:p text:style-name="P1"><text:span text:style-name="T2">u</text:span></text:p>
          <text:p text:style-name="P1"><text:span text:style-name="T2">t</text:span></text:p>
          <text:p text:style-name="P1"><text:span text:style-name="T2">h</text:span></text:p>
          <text:p text:style-name="P1"><text:span text:style-name="T2">o</text:span></text:p>
          <text:p text:style-name="P1"><text:span text:style-name="T2">r</text:span></text:p>
          <text:p text:style-name="P1"><text:span text:style-name="T2">i</text:span></text:p>
          <text:p text:style-name="P1"><text:span text:style-name="T2">t</text:span></text:p>
          <text:p text:style-name="P1"><text:span text:style-name="T2">y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1" draw:text-style-name="P2" draw:layer="layout" svg:width="25.94cm" svg:height="2.545cm" svg:x="1cm" svg:y="0.97cm">
          <text:p text:style-name="P1"><text:span text:style-name="T1">Animal Abuse Industr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54cm" svg:height="13.875cm" svg:x="14.775cm" svg:y="3.523cm">
          <text:p text:style-name="P1"><text:span text:style-name="T3">A</text:span></text:p>
          <text:p text:style-name="P1"><text:span text:style-name="T3">u</text:span></text:p>
          <text:p text:style-name="P1"><text:span text:style-name="T3">t</text:span></text:p>
          <text:p text:style-name="P1"><text:span text:style-name="T3">h</text:span></text:p>
          <text:p text:style-name="P1"><text:span text:style-name="T3">o</text:span></text:p>
          <text:p text:style-name="P1"><text:span text:style-name="T3">r</text:span></text:p>
          <text:p text:style-name="P1"><text:span text:style-name="T3">I</text:span></text:p>
          <text:p text:style-name="P1"><text:span text:style-name="T3">t</text:span></text:p>
          <text:p text:style-name="P1"><text:span text:style-name="T3">y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54cm" svg:height="13.875cm" svg:x="10.775cm" svg:y="3.524cm">
          <text:p text:style-name="P1"><text:span text:style-name="T4">M</text:span></text:p>
          <text:p text:style-name="P1"><text:span text:style-name="T4">a</text:span></text:p>
          <text:p text:style-name="P1"><text:span text:style-name="T4">t</text:span></text:p>
          <text:p text:style-name="P1"><text:span text:style-name="T4">e</text:span></text:p>
          <text:p text:style-name="P1"><text:span text:style-name="T4">r</text:span></text:p>
          <text:p text:style-name="P1"><text:span text:style-name="T4">I</text:span></text:p>
          <text:p text:style-name="P1"><text:span text:style-name="T4">a</text:span></text:p>
          <text:p text:style-name="P1"><text:span text:style-name="T4">l</text:span></text:p>
          <text:p text:style-name="P1"><text:span text:style-name="T5"/></text:p>
          <text:p text:style-name="P1"><text:span text:style-name="T4">R</text:span></text:p>
          <text:p text:style-name="P1"><text:span text:style-name="T4">e</text:span></text:p>
          <text:p text:style-name="P1"><text:span text:style-name="T4">s</text:span></text:p>
          <text:p text:style-name="P1"><text:span text:style-name="T4">o</text:span></text:p>
          <text:p text:style-name="P1"><text:span text:style-name="T4">u</text:span></text:p>
          <text:p text:style-name="P1"><text:span text:style-name="T4">r</text:span></text:p>
          <text:p text:style-name="P1"><text:span text:style-name="T4">c</text:span></text:p>
          <text:p text:style-name="P1"><text:span text:style-name="T4">e</text:span></text:p>
          <text:p text:style-name="P1"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3.875cm" svg:x="6.775cm" svg:y="3.525cm">
          <text:p text:style-name="P1"><text:span text:style-name="T3">H</text:span></text:p>
          <text:p text:style-name="P1"><text:span text:style-name="T3">u</text:span></text:p>
          <text:p text:style-name="P1"><text:span text:style-name="T3">m</text:span></text:p>
          <text:p text:style-name="P1"><text:span text:style-name="T3">a</text:span></text:p>
          <text:p text:style-name="P1"><text:span text:style-name="T3">n</text:span></text:p>
          <text:p text:style-name="P1"><text:span text:style-name="T3"/></text:p>
          <text:p text:style-name="P1"><text:span text:style-name="T3">R</text:span></text:p>
          <text:p text:style-name="P1"><text:span text:style-name="T3">e</text:span></text:p>
          <text:p text:style-name="P1"><text:span text:style-name="T3">s</text:span></text:p>
          <text:p text:style-name="P1"><text:span text:style-name="T3">o</text:span></text:p>
          <text:p text:style-name="P1"><text:span text:style-name="T3">u</text:span></text:p>
          <text:p text:style-name="P1"><text:span text:style-name="T3">r</text:span></text:p>
          <text:p text:style-name="P1"><text:span text:style-name="T3">c</text:span></text:p>
          <text:p text:style-name="P1"><text:span text:style-name="T3">e</text:span></text:p>
          <text:p text:style-name="P1"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3.875cm" svg:x="18.775cm" svg:y="3.524cm">
          <text:p text:style-name="P1"><text:span text:style-name="T3">S</text:span></text:p>
          <text:p text:style-name="P1"><text:span text:style-name="T3">k</text:span></text:p>
          <text:p text:style-name="P1"><text:span text:style-name="T3">I</text:span></text:p>
          <text:p text:style-name="P1"><text:span text:style-name="T3">l</text:span></text:p>
          <text:p text:style-name="P1"><text:span text:style-name="T3">l</text:span></text:p>
          <text:p text:style-name="P1"><text:span text:style-name="T3">s</text:span></text:p>
          <text:p text:style-name="P1"><text:span text:style-name="T3"/></text:p>
          <text:p text:style-name="P1"><text:span text:style-name="T3">&amp;</text:span></text:p>
          <text:p text:style-name="P1"><text:span text:style-name="T3"/></text:p>
          <text:p text:style-name="P1"><text:span text:style-name="T3">K</text:span></text:p>
          <text:p text:style-name="P1"><text:span text:style-name="T3">n</text:span></text:p>
          <text:p text:style-name="P1"><text:span text:style-name="T3">o</text:span></text:p>
          <text:p text:style-name="P1"><text:span text:style-name="T3">w</text:span></text:p>
          <text:p text:style-name="P1"><text:span text:style-name="T3">l</text:span></text:p>
          <text:p text:style-name="P1"><text:span text:style-name="T3">e</text:span></text:p>
          <text:p text:style-name="P1"><text:span text:style-name="T3">d</text:span></text:p>
          <text:p text:style-name="P1"><text:span text:style-name="T3">g</text:span></text:p>
          <text:p text:style-name="P1"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3.875cm" svg:x="22.775cm" svg:y="3.525cm">
          <text:p text:style-name="P1"><text:span text:style-name="T3">S</text:span></text:p>
          <text:p text:style-name="P1"><text:span text:style-name="T3">a</text:span></text:p>
          <text:p text:style-name="P1"><text:span text:style-name="T3">n</text:span></text:p>
          <text:p text:style-name="P1"><text:span text:style-name="T3">c</text:span></text:p>
          <text:p text:style-name="P1"><text:span text:style-name="T3">t</text:span></text:p>
          <text:p text:style-name="P1"><text:span text:style-name="T3">I</text:span></text:p>
          <text:p text:style-name="P1"><text:span text:style-name="T3">o</text:span></text:p>
          <text:p text:style-name="P1"><text:span text:style-name="T3">n</text:span></text:p>
          <text:p text:style-name="P1"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3.875cm" svg:x="2.775cm" svg:y="3.526cm">
          <text:p text:style-name="P1"><text:span text:style-name="T3">I</text:span></text:p>
          <text:p text:style-name="P1"><text:span text:style-name="T3">n</text:span></text:p>
          <text:p text:style-name="P1"><text:span text:style-name="T3">t</text:span></text:p>
          <text:p text:style-name="P1"><text:span text:style-name="T3">a</text:span></text:p>
          <text:p text:style-name="P1"><text:span text:style-name="T3">n</text:span></text:p>
          <text:p text:style-name="P1"><text:span text:style-name="T3">g</text:span></text:p>
          <text:p text:style-name="P1"><text:span text:style-name="T3">I</text:span></text:p>
          <text:p text:style-name="P1"><text:span text:style-name="T3">b</text:span></text:p>
          <text:p text:style-name="P1"><text:span text:style-name="T3">l</text:span></text:p>
          <text:p text:style-name="P1"><text:span text:style-name="T3">e</text:span></text:p>
          <text:p text:style-name="P1"><text:span text:style-name="T3"/></text:p>
          <text:p text:style-name="P1"><text:span text:style-name="T3">F</text:span></text:p>
          <text:p text:style-name="P1"><text:span text:style-name="T3">a</text:span></text:p>
          <text:p text:style-name="P1"><text:span text:style-name="T3">c</text:span></text:p>
          <text:p text:style-name="P1"><text:span text:style-name="T3">t</text:span></text:p>
          <text:p text:style-name="P1"><text:span text:style-name="T3">o</text:span></text:p>
          <text:p text:style-name="P1"><text:span text:style-name="T3">r</text:span></text:p>
          <text:p text:style-name="P1"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5.94cm" svg:height="2.545cm" svg:x="1cm" svg:y="17.471cm">
          <text:p text:style-name="P1"><text:span text:style-name="T1">Peopl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e Rolsky</meta:initial-creator>
    <meta:creation-date>2010-06-04T15:29:04</meta:creation-date>
    <dc:date>2010-06-04T17:16:43</dc:date>
    <dc:creator>Dave Rolsky</dc:creator>
    <meta:editing-duration>PT01H11M59S</meta:editing-duration>
    <meta:editing-cycles>30</meta:editing-cycles>
    <meta:generator>OpenOffice.org/3.2$Unix OpenOffice.org_project/320m12$Build-9483</meta:generator>
    <meta:document-statistic meta:object-count="36"/>
  </office:meta>
</office:document-meta>
</file>